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rod</text:p>
          </table:table-cell>
          <table:table-cell office:value-type="float" office:value="0" calcext:value-type="float">
            <text:p>0</text:p>
          </table:table-cell>
          <table:table-cell table:formula="of:=[.B1]&amp;[.B2]" office:value-type="string" office:string-value="a0b0" calcext:value-type="string">
            <text:p>a0b0</text:p>
          </table:table-cell>
          <table:table-cell table:formula="of:=[.C1]&amp;[.C2]" office:value-type="string" office:string-value="a1b1" calcext:value-type="string">
            <text:p>a1b1</text:p>
          </table:table-cell>
          <table:table-cell table:formula="of:=[.D1]&amp;[.D2]" office:value-type="string" office:string-value="a2b2" calcext:value-type="string">
            <text:p>a2b2</text:p>
          </table:table-cell>
          <table:table-cell table:formula="of:=[.E1]&amp;[.E2]" office:value-type="string" office:string-value="a3b3" calcext:value-type="string">
            <text:p>a3b3</text:p>
          </table:table-cell>
          <table:table-cell table:formula="of:=[.F1]&amp;[.F2]" office:value-type="string" office:string-value="a4b4" calcext:value-type="string">
            <text:p>a4b4</text:p>
          </table:table-cell>
          <table:table-cell table:formula="of:=[.G1]&amp;[.G2]" office:value-type="string" office:string-value="a5b5" calcext:value-type="string">
            <text:p>a5b5</text:p>
          </table:table-cell>
          <table:table-cell table:formula="of:=[.H1]&amp;[.H2]" office:value-type="string" office:string-value="c0d0" calcext:value-type="string">
            <text:p>c0d0</text:p>
          </table:table-cell>
          <table:table-cell table:formula="of:=[.I1]&amp;[.I2]" office:value-type="string" office:string-value="c1d1" calcext:value-type="string">
            <text:p>c1d1</text:p>
          </table:table-cell>
          <table:table-cell table:formula="of:=[.J1]&amp;[.J2]" office:value-type="string" office:string-value="c2d2" calcext:value-type="string">
            <text:p>c2d2</text:p>
          </table:table-cell>
          <table:table-cell table:formula="of:=[.K1]&amp;[.K2]" office:value-type="string" office:string-value="c3d3" calcext:value-type="string">
            <text:p>c3d3</text:p>
          </table:table-cell>
          <table:table-cell table:formula="of:=[.L1]&amp;[.L2]" office:value-type="string" office:string-value="c4d4" calcext:value-type="string">
            <text:p>c4d4</text:p>
          </table:table-cell>
          <table:table-cell table:formula="of:=[.M1]&amp;[.M2]" office:value-type="string" office:string-value="c5d5" calcext:value-type="string">
            <text:p>c5d5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rod_del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0b0</text:p>
          </table:table-cell>
          <table:table-cell office:value-type="string" calcext:value-type="string">
            <text:p>a1b1</text:p>
          </table:table-cell>
          <table:table-cell office:value-type="string" calcext:value-type="string">
            <text:p>a2b2</text:p>
          </table:table-cell>
          <table:table-cell office:value-type="string" calcext:value-type="string">
            <text:p>a3b3</text:p>
          </table:table-cell>
          <table:table-cell office:value-type="string" calcext:value-type="string">
            <text:p>a4b4</text:p>
          </table:table-cell>
          <table:table-cell office:value-type="string" calcext:value-type="string">
            <text:p>a5b5</text:p>
          </table:table-cell>
          <table:table-cell office:value-type="string" calcext:value-type="string">
            <text:p>c0d0</text:p>
          </table:table-cell>
          <table:table-cell office:value-type="string" calcext:value-type="string">
            <text:p>c1d1</text:p>
          </table:table-cell>
          <table:table-cell office:value-type="string" calcext:value-type="string">
            <text:p>c2d2</text:p>
          </table:table-cell>
          <table:table-cell office:value-type="string" calcext:value-type="string">
            <text:p>c3d3</text:p>
          </table:table-cell>
          <table:table-cell office:value-type="string" calcext:value-type="string">
            <text:p>c4d4</text:p>
          </table:table-cell>
          <table:table-cell office:value-type="string" calcext:value-type="string">
            <text:p>c5d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{0,1}</text:p>
          </table:table-cell>
          <table:table-cell office:value-type="string" calcext:value-type="string">
            <text:p>{0,1,2}</text:p>
          </table:table-cell>
          <table:table-cell office:value-type="string" calcext:value-type="string">
            <text:p>{0,1,2,3}</text:p>
          </table:table-cell>
          <table:table-cell office:value-type="string" calcext:value-type="string">
            <text:p>{0,1,2,3,4}</text:p>
          </table:table-cell>
          <table:table-cell office:value-type="string" calcext:value-type="string">
            <text:p>{0,1,2,3,4,5}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{0,1}</text:p>
          </table:table-cell>
          <table:table-cell office:value-type="string" calcext:value-type="string">
            <text:p>{0,1,2}</text:p>
          </table:table-cell>
          <table:table-cell office:value-type="string" calcext:value-type="string">
            <text:p>{0,1,2,3}</text:p>
          </table:table-cell>
          <table:table-cell office:value-type="string" calcext:value-type="string">
            <text:p>{0,1,2,3,4}</text:p>
          </table:table-cell>
          <table:table-cell office:value-type="string" calcext:value-type="string">
            <text:p>{0,1,2,3,4,5}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{0,1}</text:p>
          </table:table-cell>
          <table:table-cell office:value-type="string" calcext:value-type="string">
            <text:p>{0,1,2}</text:p>
          </table:table-cell>
          <table:table-cell office:value-type="string" calcext:value-type="string">
            <text:p>{0,1,2,3}</text:p>
          </table:table-cell>
          <table:table-cell office:value-type="string" calcext:value-type="string">
            <text:p>{0,1,2,3,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{0,1}</text:p>
          </table:table-cell>
          <table:table-cell office:value-type="string" calcext:value-type="string">
            <text:p>{0,1,2}</text:p>
          </table:table-cell>
          <table:table-cell office:value-type="string" calcext:value-type="string">
            <text:p>{0,1,2,3}</text:p>
          </table:table-cell>
          <table:table-cell office:value-type="string" calcext:value-type="string">
            <text:p>{0,1,2,3,4}</text:p>
          </table:table-cell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y_cl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54:11.957198530</meta:creation-date>
    <dc:date>2017-10-18T18:52:58.854479647</dc:date>
    <meta:editing-duration>PT3H7M4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